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002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draw:line-skew="0cm -0.249cm" svg:x1="18.541cm" svg:y1="2.866cm" svg:x2="19.444cm" svg:y2="2.564cm" draw:start-shape="id1" draw:start-glue-point="6" draw:end-shape="id1" draw:end-glue-point="4" svg:d="m18541 2866c-750 0-625-526-212-883s1115-544 1115 581">
          <text:p/>
        </draw:connector>
        <draw:custom-shape draw:style-name="gr4" draw:text-style-name="P4" draw:id="id2" draw:layer="layout" svg:width="1.821cm" svg:height="0.605cm" svg:x="17.148cm" svg:y="5.34cm">
          <text:p text:style-name="P1"><text:span text:style-name="T2">Inheritab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8cm" svg:y1="5.214cm" svg:x2="19.445cm" svg:y2="3.169cm" draw:start-shape="id2" draw:start-glue-point="4" draw:end-shape="id1" svg:d="m18058 5214c0-850 1387 172 1387-2045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475cm" svg:x2="17.145cm" svg:y2="5.945cm" draw:start-shape="id3" draw:start-glue-point="4" draw:end-shape="id2" draw:end-glue-point="7" svg:d="m12653 7475c0-1054 4492-290 4492-1530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475cm" svg:x2="17.145cm" svg:y2="5.945cm" draw:start-shape="id4" draw:start-glue-point="4" draw:end-shape="id2" draw:end-glue-point="7" svg:d="m17707 7475c0-1054-562-290-562-1530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07cm" svg:y1="9.735cm" svg:x2="18.969cm" svg:y2="5.945cm" draw:start-shape="id5" draw:start-glue-point="4" draw:end-shape="id2" draw:end-glue-point="9" svg:d="m24070 9735c0-2749-5101-855-5101-3790">
          <text:p/>
        </draw:connector>
        <draw:connector draw:style-name="gr3" draw:text-style-name="P3" draw:layer="layout" draw:type="curve" svg:x1="24.07cm" svg:y1="9.735cm" svg:x2="18.969cm" svg:y2="5.945cm" draw:start-shape="id5" draw:start-glue-point="4" draw:end-shape="id2" draw:end-glue-point="9" svg:d="m24070 9735c0-2749-5101-855-5101-3790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0.903cm" svg:y="12.555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8cm" svg:y1="12.421cm" svg:x2="12.653cm" svg:y2="8.256cm" draw:start-shape="id7" draw:start-glue-point="4" draw:end-shape="id3" svg:d="m12318 12421c0-3024 335-942 335-4165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2.205cm" svg:height="0.605cm" svg:x="2.261cm" svg:y="27.691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.582cm" svg:y1="27.778cm" svg:x2="23.087cm" svg:y2="21.228cm" draw:start-shape="id8" draw:start-glue-point="5" draw:end-shape="id9" draw:end-glue-point="7" svg:d="m2582 27778c0-4908 20505-1633 20505-6550">
          <text:p/>
        </draw:connector>
        <draw:custom-shape draw:style-name="gr12" draw:text-style-name="P2" draw:id="id10" draw:layer="layout" svg:width="2.474cm" svg:height="0.647cm" svg:x="22.647cm" svg:y="14.326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4.419cm" svg:x2="24.756cm" svg:y2="12.961cm" draw:start-shape="id10" draw:start-glue-point="11" draw:end-shape="id6" draw:end-glue-point="9" svg:d="m24758 14419c0-1093-2-365-2-1458">
          <text:p/>
        </draw:connector>
        <draw:connector draw:style-name="gr3" draw:text-style-name="P3" draw:layer="layout" draw:type="curve" svg:x1="23.008cm" svg:y1="14.419cm" svg:x2="22.991cm" svg:y2="12.961cm" draw:start-shape="id10" draw:start-glue-point="5" draw:end-shape="id6" draw:end-glue-point="7" svg:d="m23008 14419c0-1093-17-365-17-1458">
          <text:p/>
        </draw:connector>
        <draw:connector draw:style-name="gr8" draw:text-style-name="P3" draw:layer="layout" draw:type="curve" svg:x1="4.142cm" svg:y1="27.778cm" svg:x2="17.707cm" svg:y2="8.122cm" draw:start-shape="id8" draw:start-glue-point="11" draw:end-shape="id4" draw:end-glue-point="8" svg:d="m4142 27778c0-14809 13565-4982 13565-19656">
          <text:p/>
        </draw:connector>
        <draw:custom-shape draw:style-name="gr13" draw:text-style-name="P2" draw:id="id11" draw:layer="layout" svg:width="2.453cm" svg:height="0.647cm" svg:x="22.668cm" svg:y="16.23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16.324cm" svg:x2="24.758cm" svg:y2="14.878cm" draw:start-shape="id11" draw:start-glue-point="11" draw:end-shape="id10" draw:end-glue-point="9" svg:d="m24761 16324c0-1084-3-362-3-1446">
          <text:p/>
        </draw:connector>
        <draw:connector draw:style-name="gr3" draw:text-style-name="P3" draw:layer="layout" draw:type="curve" svg:x1="23.026cm" svg:y1="16.324cm" svg:x2="23.008cm" svg:y2="14.878cm" draw:start-shape="id11" draw:start-glue-point="5" draw:end-shape="id10" draw:end-glue-point="7" svg:d="m23026 16324c0-1084-18-362-18-1446">
          <text:p/>
        </draw:connector>
        <draw:custom-shape draw:style-name="gr14" draw:text-style-name="P2" draw:id="id12" draw:layer="layout" svg:width="3.125cm" svg:height="0.647cm" svg:x="27.711cm" svg:y="23.216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0.377cm" svg:y1="23.309cm" svg:x2="25.297cm" svg:y2="21.228cm" draw:start-shape="id12" draw:start-glue-point="11" draw:end-shape="id9" draw:end-glue-point="9" svg:d="m30377 23309c0-1561-5080-521-5080-2081">
          <text:p/>
        </draw:connector>
        <draw:connector draw:style-name="gr3" draw:text-style-name="P3" draw:layer="layout" draw:type="curve" svg:x1="28.167cm" svg:y1="23.309cm" svg:x2="23.087cm" svg:y2="21.228cm" draw:start-shape="id12" draw:start-glue-point="5" draw:end-shape="id9" draw:end-glue-point="7" svg:d="m28167 23309c0-1561-5080-521-5080-2081">
          <text:p/>
        </draw:connector>
        <draw:custom-shape draw:style-name="gr14" draw:text-style-name="P2" draw:id="id9" draw:layer="layout" svg:width="3.125cm" svg:height="0.647cm" svg:x="22.631cm" svg:y="20.676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0.769cm" svg:x2="25.124cm" svg:y2="18.867cm" draw:start-shape="id9" draw:start-glue-point="11" draw:end-shape="id13" draw:end-glue-point="9" svg:d="m25297 20769c0-1404-173-453-173-1902">
          <text:p/>
        </draw:connector>
        <draw:connector draw:style-name="gr3" draw:text-style-name="P3" draw:layer="layout" draw:type="curve" svg:x1="23.087cm" svg:y1="20.769cm" svg:x2="23.016cm" svg:y2="18.867cm" draw:start-shape="id9" draw:start-glue-point="5" draw:end-shape="id13" draw:end-glue-point="7" svg:d="m23087 20769c0-1404-71-453-71-1902">
          <text:p/>
        </draw:connector>
        <draw:custom-shape draw:style-name="gr14" draw:text-style-name="P2" draw:id="id14" draw:layer="layout" svg:width="3.125cm" svg:height="0.647cm" svg:x="17.501cm" svg:y="31.471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9.063cm" svg:y1="31.471cm" svg:x2="23.087cm" svg:y2="28.201cm" draw:start-shape="id14" draw:start-glue-point="4" draw:end-shape="id15" draw:end-glue-point="7" svg:d="m19063 31471c0-2383 4024-749 4024-3270">
          <text:p/>
        </draw:connector>
        <draw:custom-shape draw:style-name="gr14" draw:text-style-name="P2" draw:id="id16" draw:layer="layout" svg:width="3.125cm" svg:height="0.647cm" svg:x="9.296cm" svg:y="31.471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1.962cm" svg:y1="31.564cm" svg:x2="12.319cm" svg:y2="13.202cm" draw:start-shape="id16" draw:start-glue-point="11" draw:end-shape="id7" draw:end-glue-point="8" svg:d="m11962 31564c0-13843 357-4663 357-18362">
          <text:p/>
        </draw:connector>
        <draw:connector draw:style-name="gr3" draw:text-style-name="P3" draw:layer="layout" draw:type="curve" svg:x1="9.752cm" svg:y1="31.564cm" svg:x2="23.087cm" svg:y2="21.228cm" draw:start-shape="id16" draw:start-glue-point="5" draw:end-shape="id9" draw:end-glue-point="7" svg:d="m9752 31564c0-7752 13335-2584 13335-10336">
          <text:p/>
        </draw:connector>
        <draw:custom-shape draw:style-name="gr14" draw:text-style-name="P2" draw:id="id17" draw:layer="layout" svg:width="3.125cm" svg:height="0.647cm" svg:x="4.166cm" svg:y="31.459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6.832cm" svg:y1="31.552cm" svg:x2="12.653cm" svg:y2="8.122cm" draw:start-shape="id17" draw:start-glue-point="11" draw:end-shape="id3" draw:end-glue-point="8" svg:d="m6832 31552c0-26548 5821-14834 5821-23430">
          <text:p/>
        </draw:connector>
        <draw:connector draw:style-name="gr3" draw:text-style-name="P3" draw:layer="layout" draw:type="curve" svg:x1="4.622cm" svg:y1="31.552cm" svg:x2="23.087cm" svg:y2="21.228cm" draw:start-shape="id17" draw:start-glue-point="5" draw:end-shape="id9" draw:end-glue-point="7" svg:d="m4622 31552c0-7743 18465-2581 18465-10324">
          <text:p/>
        </draw:connector>
        <draw:custom-shape draw:style-name="gr14" draw:text-style-name="P2" draw:id="id15" draw:layer="layout" svg:width="3.125cm" svg:height="0.647cm" svg:x="22.631cm" svg:y="27.649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7.742cm" svg:x2="25.297cm" svg:y2="21.228cm" draw:start-shape="id15" draw:start-glue-point="11" draw:end-shape="id9" draw:end-glue-point="9" svg:d="m25297 27742v-6514">
          <text:p/>
        </draw:connector>
        <draw:connector draw:style-name="gr3" draw:text-style-name="P3" draw:layer="layout" draw:type="curve" svg:x1="23.087cm" svg:y1="27.742cm" svg:x2="23.087cm" svg:y2="21.228cm" draw:start-shape="id15" draw:start-glue-point="5" draw:end-shape="id9" draw:end-glue-point="7" svg:d="m23087 27742v-6514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6" draw:layer="layout" draw:type="curve" draw:line-skew="-2.721cm" svg:x1="14.156cm" svg:y1="7.798cm" svg:x2="22.483cm" svg:y2="10.058cm" draw:start-shape="id3" draw:start-glue-point="10" draw:end-shape="id5" draw:end-glue-point="6" svg:d="m14156 7798c2512 0-1651 2260 8327 2260">
          <text:p/>
        </draw:connector>
        <draw:connector draw:style-name="gr17" draw:text-style-name="P3" draw:layer="layout" draw:type="curve" svg:x1="13.736cm" svg:y1="12.878cm" svg:x2="22.628cm" svg:y2="12.732cm" draw:start-shape="id7" draw:start-glue-point="10" draw:end-shape="id6" draw:end-glue-point="6" svg:d="m13736 12878c6667 0 2222-146 8892-146">
          <text:p/>
        </draw:connector>
        <draw:connector draw:style-name="gr15" draw:text-style-name="P3" draw:layer="layout" draw:type="curve" draw:line-skew="-6.055cm" svg:x1="4.466cm" svg:y1="27.993cm" svg:x2="22.631cm" svg:y2="27.972cm" draw:start-shape="id8" draw:start-glue-point="10" draw:end-shape="id15" draw:end-glue-point="6" svg:d="m4466 27993c4539 0-4543-21 18165-21">
          <text:p/>
        </draw:connector>
        <draw:connector draw:style-name="gr15" draw:text-style-name="P3" draw:layer="layout" draw:type="curve" svg:x1="11.962cm" svg:y1="31.564cm" svg:x2="22.631cm" svg:y2="27.972cm" draw:start-shape="id16" draw:start-glue-point="11" draw:end-shape="id15" draw:end-glue-point="6" svg:d="m11962 31564c0-2395 3556-3592 10669-3592">
          <text:p/>
        </draw:connector>
        <draw:connector draw:style-name="gr15" draw:text-style-name="P3" draw:layer="layout" draw:type="curve" svg:x1="6.832cm" svg:y1="31.552cm" svg:x2="22.631cm" svg:y2="27.972cm" draw:start-shape="id17" draw:start-glue-point="11" draw:end-shape="id15" draw:end-glue-point="6" svg:d="m6832 31552c0-2387 5266-3580 15799-3580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8cm" svg:y1="5.214cm" svg:x2="19.444cm" svg:y2="3.169cm" draw:start-shape="id2" draw:start-glue-point="4" draw:end-shape="id1" draw:end-glue-point="8" svg:d="m18058 5214c0-1660 1386-638 1386-2045">
          <text:p/>
        </draw:connector>
        <draw:custom-shape draw:style-name="gr20" draw:text-style-name="P2" draw:id="id18" draw:layer="layout" svg:width="2.205cm" svg:height="0.605cm" svg:x="27.661cm" svg:y="34.041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763cm" svg:y1="34.041cm" svg:x2="30.377cm" svg:y2="23.768cm" draw:start-shape="id18" draw:end-shape="id12" draw:end-glue-point="9" svg:d="m28763 34041c0-7635 1614-2499 1614-10273">
          <text:p/>
        </draw:connector>
        <draw:connector draw:style-name="gr3" draw:text-style-name="P3" draw:layer="layout" draw:type="curve" svg:x1="27.982cm" svg:y1="34.128cm" svg:x2="24.193cm" svg:y2="28.296cm" draw:start-shape="id18" draw:start-glue-point="5" draw:end-shape="id15" draw:end-glue-point="8" svg:d="m27982 34128c0-4441-3789-1526-3789-5832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0.991cm" svg:y1="6.706cm" svg:x2="34.011cm" svg:y2="6.706cm">
          <text:p/>
        </draw:line>
        <draw:line draw:style-name="gr21" draw:text-style-name="P5" draw:layer="layout" svg:x1="0.991cm" svg:y1="8.611cm" svg:x2="34.678cm" svg:y2="8.866cm">
          <text:p/>
        </draw:line>
        <draw:line draw:style-name="gr21" draw:text-style-name="P5" draw:layer="layout" svg:x1="0.991cm" svg:y1="11.151cm" svg:x2="34.011cm" svg:y2="11.308cm">
          <text:p/>
        </draw:line>
        <draw:line draw:style-name="gr21" draw:text-style-name="P5" draw:layer="layout" svg:x1="-1.549cm" svg:y1="24.486cm" svg:x2="34.646cm" svg:y2="24.486cm">
          <text:p/>
        </draw:line>
        <draw:line draw:style-name="gr21" draw:text-style-name="P5" draw:layer="layout" svg:x1="-1.549cm" svg:y1="33.033cm" svg:x2="34.646cm" svg:y2="33.033cm">
          <text:p/>
        </draw:line>
        <draw:custom-shape draw:style-name="gr22" draw:text-style-name="P2" draw:id="id13" draw:layer="layout" svg:width="2.98cm" svg:height="0.857cm" svg:x="22.581cm" svg:y="18.136cm">
          <text:p text:style-name="P1"><text:span text:style-name="T1">ProtoModu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3.016cm" svg:y1="18.26cm" svg:x2="23.026cm" svg:y2="16.783cm" draw:start-shape="id13" draw:start-glue-point="5" draw:end-shape="id11" draw:end-glue-point="7" svg:d="m23016 18260c0-1131 10-393 10-1477">
          <text:p/>
        </draw:connector>
        <draw:connector draw:style-name="gr8" draw:text-style-name="P3" draw:layer="layout" draw:type="curve" svg:x1="25.124cm" svg:y1="18.26cm" svg:x2="24.761cm" svg:y2="16.783cm" draw:start-shape="id13" draw:start-glue-point="11" draw:end-shape="id11" draw:end-glue-point="9" svg:d="m25124 18260c0-1131-363-393-363-1477">
          <text:p/>
        </draw:connector>
        <draw:custom-shape draw:style-name="gr23" draw:text-style-name="P2" draw:id="id19" draw:layer="layout" svg:width="2.917cm" svg:height="0.605cm" svg:x="27.026cm" svg:y="20.071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7.451cm" svg:y1="20.158cm" svg:x2="23.016cm" svg:y2="18.867cm" draw:start-shape="id19" draw:start-glue-point="5" draw:end-shape="id13" draw:end-glue-point="7" svg:d="m27451 20158c0-940-4435-295-4435-1291">
          <text:p/>
        </draw:connector>
        <draw:connector draw:style-name="gr8" draw:text-style-name="P3" draw:layer="layout" draw:type="curve" svg:x1="29.515cm" svg:y1="20.158cm" svg:x2="25.124cm" svg:y2="18.867cm" draw:start-shape="id19" draw:start-glue-point="11" draw:end-shape="id13" draw:end-glue-point="9" svg:d="m29515 20158c0-940-4391-295-4391-1291">
          <text:p/>
        </draw:connector>
        <draw:custom-shape draw:style-name="gr24" draw:text-style-name="P2" draw:id="id20" draw:layer="layout" svg:width="3.099cm" svg:height="0.61cm" svg:x="32.182cm" svg:y="26.416cm">
          <text:p text:style-name="P1"><text:span text:style-name="T1">DependenciesGroup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2.634cm" svg:y1="26.504cm" svg:x2="28.167cm" svg:y2="23.768cm" draw:start-shape="id20" draw:start-glue-point="5" draw:end-shape="id12" draw:end-glue-point="7" svg:d="m32634 26504c0-2047-4467-680-4467-2736">
          <text:p/>
        </draw:connector>
        <draw:connector draw:style-name="gr8" draw:text-style-name="P3" draw:layer="layout" draw:type="curve" svg:x1="34.826cm" svg:y1="26.504cm" svg:x2="30.377cm" svg:y2="23.768cm" draw:start-shape="id20" draw:start-glue-point="11" draw:end-shape="id12" draw:end-glue-point="9" svg:d="m34826 26504c0-2047-4449-680-4449-2736">
          <text:p/>
        </draw:connector>
        <draw:line draw:style-name="gr21" draw:text-style-name="P5" draw:layer="layout" svg:x1="0.991cm" svg:y1="13.691cm" svg:x2="34.011cm" svg:y2="13.848cm">
          <text:p/>
        </draw:line>
        <draw:line draw:style-name="gr21" draw:text-style-name="P5" draw:layer="layout" svg:x1="0.991cm" svg:y1="15.439cm" svg:x2="34.011cm" svg:y2="15.596cm">
          <text:p/>
        </draw:line>
        <draw:line draw:style-name="gr21" draw:text-style-name="P5" draw:layer="layout" svg:x1="0.991cm" svg:y1="17.501cm" svg:x2="34.011cm" svg:y2="17.6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24T20:10:23</dc:date>
    <meta:editing-cycles>45</meta:editing-cycles>
    <meta:editing-duration>PT34H22M55S</meta:editing-duration>
    <dc:creator>Samurai Jack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